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20000007B291F56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d0" officeooo:paragraph-rsid="0000fa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Объе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Изображение1" text:anchor-type="char" svg:x="2.417cm" svg:y="11.732cm" svg:width="6.826cm" svg:height="3.254cm" draw:z-index="1"><draw:image xlink:href="Pictures/10000001000001020000007B291F566C.png" xlink:type="simple" xlink:show="embed" xlink:actuate="onLoad" draw:mime-type="image/png"/></draw:frame>На массиве из 100 млн простых числе и одном составном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2:58.007344151</meta:creation-date>
    <dc:date>2025-02-14T14:26:13.151337666</dc:date>
    <meta:editing-duration>PT10M32S</meta:editing-duration>
    <meta:editing-cycles>2</meta:editing-cycles>
    <meta:generator>LibreOffice/24.2.7.2$Linux_X86_64 LibreOffice_project/420$Build-2</meta:generator>
    <meta:document-statistic meta:table-count="0" meta:image-count="1" meta:object-count="1" meta:page-count="1" meta:paragraph-count="1" meta:word-count="10" meta:character-count="54" meta:non-whitespace-character-count="4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987cm" svg:y="4.2cm" style:legend-expansion="high" chart:style-name="ch2"/>
        <chart:plot-area chart:style-name="ch3" chart:data-source-has-labels="both" svg:x="0.319cm" svg:y="0.179cm" svg:width="12.349cm" svg:height="8.641cm">
          <chart:coordinate-region svg:x="2.078cm" svg:y="0.378cm" svg:width="9.517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570666">
                <text:p>63570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47023">
                <text:p>31247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43459">
                <text:p>21743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00633">
                <text:p>17600633</text:p>
              </table:table-cell>
            </table:table-row>
            <table:table-row>
              <table:table-cell office:value-type="string">
                <text:p>parallelstream</text:p>
              </table:table-cell>
              <table:table-cell office:value-type="float" office:value="16001362">
                <text:p>16001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